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size="10pt" fo:background-color="transparent" style:font-size-asian="10pt" style:font-size-complex="10pt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  <style:text-properties fo:font-size="10pt" officeooo:paragraph-rsid="0011d302" fo:background-color="transparent" style:font-size-asian="10pt" style:font-size-complex="10pt"/>
    </style:style>
    <style:style style:name="P3" style:family="paragraph" style:parent-style-name="Text_20_body">
      <style:paragraph-properties fo:margin-left="0in" fo:margin-right="0in" fo:text-indent="0in" style:auto-text-indent="false" style:writing-mode="lr-tb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  <style:text-properties fo:font-size="10pt" officeooo:paragraph-rsid="00124071" style:font-size-asian="10pt" style:font-size-complex="10pt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  <style:text-properties fo:font-size="10pt" fo:background-color="transparent" style:font-size-asian="10pt" style:font-size-complex="10pt"/>
    </style:style>
    <style:style style:name="P8" style:family="paragraph" style:parent-style-name="Text_20_body">
      <style:paragraph-properties fo:margin-left="0in" fo:margin-right="0in" fo:text-indent="0in" style:auto-text-indent="false" style:writing-mode="lr-tb"/>
      <style:text-properties fo:font-size="10pt" fo:background-color="transparent" style:font-size-asian="10pt" style:font-size-complex="10pt"/>
    </style:style>
    <style:style style:name="P9" style:family="paragraph" style:parent-style-name="Text_20_body">
      <style:paragraph-properties fo:margin-left="0in" fo:margin-right="0in" style:line-height-at-least="0.25in" fo:text-indent="0in" style:auto-text-indent="false" fo:padding="0in" fo:border="non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</style:style>
    <style:style style:name="P11" style:family="paragraph" style:parent-style-name="Text_20_body">
      <style:paragraph-properties fo:margin-left="0in" fo:margin-right="0in" style:line-height-at-least="0.2917in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.25in" fo:margin-right="0in" style:line-height-at-least="0.2917in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.25in" fo:margin-right="0in" style:line-height-at-least="0.2917in" fo:text-indent="0in" style:auto-text-indent="false" fo:padding="0in" fo:border="none"/>
    </style:style>
    <style:style style:name="P14" style:family="paragraph" style:parent-style-name="Text_20_body" style:list-style-name="L4">
      <style:paragraph-properties fo:margin-left="0.25in" fo:margin-right="0in" style:line-height-at-least="0.2917in" fo:text-indent="0in" style:auto-text-indent="false" fo:padding="0in" fo:border="none"/>
    </style:style>
    <style:style style:name="P15" style:family="paragraph" style:parent-style-name="Text_20_body" style:list-style-name="L5">
      <style:paragraph-properties fo:margin-left="0.25in" fo:margin-right="0in" style:line-height-at-least="0.2917in" fo:text-indent="0in" style:auto-text-indent="false" fo:padding="0in" fo:border="none"/>
    </style:style>
    <style:style style:name="P16" style:family="paragraph" style:parent-style-name="Text_20_body" style:list-style-name="L6">
      <style:paragraph-properties fo:margin-left="0.25in" fo:margin-right="0in" style:line-height-at-least="0.2917in" fo:text-indent="0in" style:auto-text-indent="false" fo:padding="0in" fo:border="none"/>
    </style:style>
    <style:style style:name="P17" style:family="paragraph" style:parent-style-name="Text_20_body" style:list-style-name="L9">
      <style:paragraph-properties fo:margin-left="0.25in" fo:margin-right="0in" style:line-height-at-least="0.2917in" fo:text-indent="0in" style:auto-text-indent="false" fo:padding="0in" fo:border="none"/>
      <style:text-properties officeooo:paragraph-rsid="00124071"/>
    </style:style>
    <style:style style:name="P18" style:family="paragraph" style:parent-style-name="Text_20_body" style:list-style-name="L10">
      <style:paragraph-properties fo:margin-left="0.25in" fo:margin-right="0in" style:line-height-at-least="0.2917in" fo:text-indent="0in" style:auto-text-indent="false" fo:padding="0in" fo:border="none"/>
      <style:text-properties officeooo:paragraph-rsid="00124071"/>
    </style:style>
    <style:style style:name="P19" style:family="paragraph" style:parent-style-name="Text_20_body" style:list-style-name="L11">
      <style:paragraph-properties fo:margin-left="0.25in" fo:margin-right="0in" style:line-height-at-least="0.2917in" fo:text-indent="0in" style:auto-text-indent="false" fo:padding="0in" fo:border="none"/>
      <style:text-properties officeooo:paragraph-rsid="00124071"/>
    </style:style>
    <style:style style:name="P20" style:family="paragraph" style:parent-style-name="Text_20_body">
      <style:paragraph-properties fo:margin-left="0in" fo:margin-right="0in" style:line-height-at-least="0.2917in" fo:text-indent="0in" style:auto-text-indent="false" fo:padding="0in" fo:border="none"/>
      <style:text-properties officeooo:paragraph-rsid="00124071"/>
    </style:style>
    <style:style style:name="P21" style:family="paragraph" style:parent-style-name="Text_20_body">
      <style:paragraph-properties fo:margin-left="0.25in" fo:margin-right="0in" style:line-height-at-least="0.2917in" fo:text-indent="0in" style:auto-text-indent="false" fo:padding="0in" fo:border="none"/>
      <style:text-properties officeooo:paragraph-rsid="00124071"/>
    </style:style>
    <style:style style:name="P22" style:family="paragraph" style:parent-style-name="Text_20_body" style:list-style-name="L14">
      <style:paragraph-properties fo:margin-left="0.25in" fo:margin-right="0in" style:line-height-at-least="0.2917in" fo:text-indent="0in" style:auto-text-indent="false" fo:padding="0in" fo:border="none"/>
    </style:style>
    <style:style style:name="P23" style:family="paragraph" style:parent-style-name="Text_20_body" style:list-style-name="L15">
      <style:paragraph-properties fo:margin-left="0.25in" fo:margin-right="0in" style:line-height-at-least="0.2917in" fo:text-indent="0in" style:auto-text-indent="false" fo:padding="0in" fo:border="none"/>
    </style:style>
    <style:style style:name="P24" style:family="paragraph" style:parent-style-name="Text_20_body" style:list-style-name="L16">
      <style:paragraph-properties fo:margin-left="0.25in" fo:margin-right="0in" style:line-height-at-least="0.2917in" fo:text-indent="0in" style:auto-text-indent="false" fo:padding="0in" fo:border="none"/>
    </style:style>
    <style:style style:name="P25" style:family="paragraph" style:parent-style-name="Text_20_body" style:list-style-name="L17">
      <style:paragraph-properties fo:margin-left="0.25in" fo:margin-right="0in" style:line-height-at-least="0.2917in" fo:text-indent="0in" style:auto-text-indent="false" fo:padding="0in" fo:border="none"/>
    </style:style>
    <style:style style:name="P26" style:family="paragraph" style:parent-style-name="Text_20_body" style:list-style-name="L18">
      <style:paragraph-properties fo:margin-left="0.25in" fo:margin-right="0in" style:line-height-at-least="0.2917in" fo:text-indent="0in" style:auto-text-indent="false" fo:padding="0in" fo:border="none"/>
    </style:style>
    <style:style style:name="P27" style:family="paragraph" style:parent-style-name="Text_20_body">
      <style:text-properties fo:font-size="13pt" fo:font-weight="bold" officeooo:rsid="00103b3c" officeooo:paragraph-rsid="00103b3c" fo:background-color="transparent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in" fo:margin-right="0in" fo:text-indent="0in" style:auto-text-indent="false" style:writing-mode="lr-tb"/>
      <style:text-properties fo:font-size="7pt" fo:background-color="transparent" style:font-size-asian="7pt" style:font-size-complex="7p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24071" fo:background-color="transparent" loext:char-shading-value="0"/>
    </style:style>
    <style:style style:name="T4" style:family="text">
      <style:text-properties officeooo:rsid="0011d302"/>
    </style:style>
    <style:style style:name="T5" style:family="text">
      <style:text-properties officeooo:rsid="00124071"/>
    </style:style>
    <style:style style:name="T6" style:family="text">
      <style:text-properties fo:font-size="10pt" fo:background-color="transparent" loext:char-shading-value="0" style:font-size-asian="10pt" style:font-size-complex="10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3a308487-7fff-e304-5753-5c62a109c60f"/>Assignment MOD 323</text:p>
      <text:p text:style-name="P1"/>
      <text:p text:style-name="P1">To pass the assignment, you shall complete at least one of these exercises.  </text:p>
      <text:p text:style-name="P1">The three exercises are of increasing complexity, computationally and programming wise. Each one explores one of the problem families of Machine learning.Of course, for a better learning outcome, I would suggest you to complete them all :)</text:p>
      <text:p text:style-name="P1"/>
      <text:p text:style-name="P3">i) Reinforcement learning</text:p>
      <text:p text:style-name="P10"><text:span text:style-name="T6">Based on the Jupyter Notebook (grid example) discuss (and answer) following questions:</text:span></text:p>
      <text:p text:style-name="P4"><text:span text:style-name="T3">a)</text:span><text:span text:style-name="T2"> </text:span>Do sensitivity analysis on effect of Number of Episodes on the Reward of each Episodes (change episodes in the code)</text:p>
      <text:p text:style-name="P6">- Plot the Episode Reward Vs Episode Number, for episode number from 10 to 100, what do you observe?</text:p>
      <text:p text:style-name="P6"><text:span text:style-name="T5">b) </text:span>Change the epsilon value in the code to see tradeoff between “Exploration and Exploitation</text:p>
      <text:p text:style-name="P6">- Plot the Total Reward (sum of reward for all episodes) Vs epsilon value (from 0.1 to 0.9). What do you observe in the plot?</text:p>
      <text:p text:style-name="P6">- Discuss results of the plot and make discussion about “Exploration VS Explotaion” in RL algorithm</text:p>
      <text:p text:style-name="P10"><text:span text:style-name="T6"/></text:p>
      <text:p text:style-name="P3">ii) Unsupervised learning</text:p>
      <text:p text:style-name="P1">In this exercise you will compare NN vs Linear regression</text:p>
      <text:p text:style-name="P1">- Generate a distribution made out of 4 different distributions (use the class sum to generate the data)</text:p>
      <text:p text:style-name="P1">- Train a RL and a NN model</text:p>
      <text:p text:style-name="P1">- Test the RL and the NN models</text:p>
      <text:p text:style-name="P1">- Make a new distribution of data and Validate the RL and NN models on it.</text:p>
      <text:p text:style-name="P4"><text:span text:style-name="T2">- Compute the residual (sum of square error) for your train, </text:span><text:span text:style-name="T1">test</text:span><text:span text:style-name="T2"> and validation dataset.</text:span></text:p>
      <text:p text:style-name="P4"><text:span text:style-name="T2">- Plot the </text:span><text:span text:style-name="T1">test</text:span><text:span text:style-name="T2"> residual versus the number of total nodes of the NN</text:span></text:p>
      <text:p text:style-name="P1">- For the best residual found, compute the computational time used by LR and NN.</text:p>
      <text:p text:style-name="P28"/>
      <text:p text:style-name="P3">iii) Unsupervised learning</text:p>
      <text:p text:style-name="P1">This exercise will show you how much clustering outcome is sensitive to noise.</text:p>
      <text:p text:style-name="P1">Make a data generation class that:</text:p>
      <text:p text:style-name="P1">- reads the file ‘xeek_train_subset_mini.csv’</text:p>
      <text:p text:style-name="P1">- add noise around ‘RHOB’ and ‘GR’, normally distributed</text:p>
      <text:p text:style-name="P1">- visualise the plot with and without noise</text:p>
      <text:p text:style-name="P1">- make a k-means and a GMM, and plot the results as a function of DEPTH.</text:p>
      <text:p text:style-name="P1">- make a cross-plot with pairplot</text:p>
      <text:p text:style-name="P1">- define a sufficient categorization accuracy</text:p>
      <text:p text:style-name="P4"><text:span text:style-name="T2">- Determine the level of noise that allows you to have still a good categorization (with a python script even better)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3:06:50.013966710</meta:creation-date>
    <dc:date>2024-03-05T12:05:32.689718699</dc:date>
    <meta:editing-duration>PT39M23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29" meta:word-count="364" meta:character-count="2085" meta:non-whitespace-character-count="1747"/>
  </office:meta>
</office:document-meta>
</file>